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style:text-line-through-style="solid"/>
    </style:style>
    <style:style style:name="T2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3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concept quick easy gresy white grey blue clean clear, subtle movement – minimal text but convery information, card per thing in job descriptions</text:p>
      <text:p text:style-name="Standard"/>
      <text:p text:style-name="Standard">cards:creative, proffessional methodologies, backend, js, c# write not with scripted answers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2">display</text:span><text:span text:style-name="T3">: inline-flex;</text:span> <text:s/>on the button-group means they stick off the card</text:p>
      <text:p text:style-name="P1">so there may need to be a break point, or make the font more flexibl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21M32S</meta:editing-duration>
    <meta:editing-cycles>18</meta:editing-cycles>
    <meta:generator>OpenOffice/4.1.6$Win32 OpenOffice.org_project/416m1$Build-9790</meta:generator>
    <dc:date>2019-10-22T14:59:17.37</dc:date>
    <dc:creator>Philip Tate</dc:creator>
    <meta:document-statistic meta:table-count="0" meta:image-count="0" meta:object-count="0" meta:page-count="1" meta:paragraph-count="11" meta:word-count="96" meta:character-count="625"/>
    <meta:user-defined meta:name="Info 1"/>
    <meta:user-defined meta:name="Info 2"/>
    <meta:user-defined meta:name="Info 3"/>
    <meta:user-defined meta:name="Info 4"/>
  </office:meta>
</office:document-meta>
</file>